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2.2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2.292cm"/>
    </style:style>
    <style:style style:name="gr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9cm" fo:min-width="3.126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8cm" fo:min-width="1.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1.5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1.6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8cm" fo:min-width="1.29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" draw:marker-end-width="0.051cm" draw:fill="none" draw:textarea-vertical-align="middl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9cm" svg:height="16.093cm" svg:x="0.492cm" svg:y="1.45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442cm" svg:y1="0.249cm" svg:x2="2.451cm" svg:y2="4.009cm">
          <text:p/>
        </draw:line>
        <draw:frame draw:style-name="gr3" draw:text-style-name="P3" draw:layer="layout" svg:width="2.773cm" svg:height="0.719cm" svg:x="1.036cm" svg:y="0.336cm">
          <draw:text-box>
            <text:p text:style-name="P1"><text:span text:style-name="T1">cur_pix[63:0]</text:span></text:p>
          </draw:text-box>
        </draw:frame>
        <draw:frame draw:style-name="gr4" draw:text-style-name="P3" draw:layer="layout" svg:width="2.792cm" svg:height="0.719cm" svg:x="17.528cm" svg:y="0.422cm">
          <draw:text-box>
            <text:p text:style-name="P1"><text:span text:style-name="T1">org_pix[55:8]</text:span></text:p>
          </draw:text-box>
        </draw:frame>
        <draw:custom-shape draw:style-name="gr5" draw:text-style-name="P4" draw:layer="layout" svg:width="3.167cm" svg:height="0.602cm" svg:x="0.944cm" svg:y="4.063cm">
          <text:p text:style-name="P1"><text:span text:style-name="T2">cur_upper_pix[63:0]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67cm" svg:height="0.602cm" svg:x="0.944cm" svg:y="5.267cm">
          <text:p text:style-name="P1"><text:span text:style-name="T2">cur_middle_pix[63:0]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67cm" svg:height="0.602cm" svg:x="0.944cm" svg:y="6.47cm">
          <text:p text:style-name="P1"><text:span text:style-name="T2">cur_lower_pix[63:0]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452cm" svg:y1="4.665cm" svg:x2="2.452cm" svg:y2="5.267cm">
          <text:p/>
        </draw:line>
        <draw:line draw:style-name="gr2" draw:text-style-name="P1" draw:layer="layout" svg:x1="2.452cm" svg:y1="5.869cm" svg:x2="2.452cm" svg:y2="6.471cm">
          <text:p/>
        </draw:line>
        <draw:custom-shape draw:style-name="gr6" draw:text-style-name="P1" draw:layer="layout" svg:width="13.87cm" svg:height="7.822cm" svg:x="5.769cm" svg:y="2.65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11cm" svg:y1="4.374cm" svg:x2="6.221cm" svg:y2="4.374cm">
          <text:p/>
        </draw:line>
        <draw:line draw:style-name="gr2" draw:text-style-name="P1" draw:layer="layout" svg:x1="4.11cm" svg:y1="5.577cm" svg:x2="6.221cm" svg:y2="5.577cm">
          <text:p/>
        </draw:line>
        <draw:line draw:style-name="gr2" draw:text-style-name="P1" draw:layer="layout" svg:x1="4.11cm" svg:y1="6.78cm" svg:x2="6.221cm" svg:y2="6.78cm">
          <text:p/>
        </draw:line>
        <draw:frame draw:style-name="gr7" draw:text-style-name="P5" draw:layer="layout" svg:width="3.626cm" svg:height="0.859cm" svg:x="5.911cm" svg:y="2.505cm">
          <draw:text-box>
            <text:p><text:span text:style-name="T3">compute_sad</text:span></text:p>
          </draw:text-box>
        </draw:frame>
        <draw:line draw:style-name="gr2" draw:text-style-name="P1" draw:layer="layout" svg:x1="6.673cm" svg:y1="10.326cm" svg:x2="6.673cm" svg:y2="11.005cm">
          <text:p/>
        </draw:line>
        <draw:line draw:style-name="gr2" draw:text-style-name="P1" draw:layer="layout" svg:x1="9.688cm" svg:y1="10.403cm" svg:x2="9.688cm" svg:y2="11.005cm">
          <text:p/>
        </draw:line>
        <draw:line draw:style-name="gr2" draw:text-style-name="P1" draw:layer="layout" svg:x1="12.704cm" svg:y1="10.403cm" svg:x2="12.704cm" svg:y2="11.005cm">
          <text:p/>
        </draw:line>
        <draw:line draw:style-name="gr2" draw:text-style-name="P1" draw:layer="layout" svg:x1="18.734cm" svg:y1="10.403cm" svg:x2="18.734cm" svg:y2="11.005cm">
          <text:p/>
        </draw:line>
        <draw:line draw:style-name="gr2" draw:text-style-name="P1" draw:layer="layout" svg:x1="15.719cm" svg:y1="10.403cm" svg:x2="15.719cm" svg:y2="11.005cm">
          <text:p/>
        </draw:line>
        <draw:custom-shape draw:style-name="gr5" draw:text-style-name="P4" xml:id="id1" draw:id="id1" draw:layer="layout" svg:width="2.111cm" svg:height="0.602cm" svg:x="5.618cm" svg:y="12.058cm">
          <text:p text:style-name="P1"><text:span text:style-name="T2">sad_UH[69:0]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11cm" svg:height="0.602cm" svg:x="8.603cm" svg:y="12.059cm">
          <text:p text:style-name="P1"><text:span text:style-name="T2">sad_UQ[69:0]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1cm" svg:height="0.602cm" svg:x="11.689cm" svg:y="12.058cm">
          <text:p text:style-name="P1"><text:span text:style-name="T2">sad_M[69:0]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09cm" svg:height="0.602cm" svg:x="14.657cm" svg:y="12.058cm">
          <text:p text:style-name="P1"><text:span text:style-name="T2">sad_LQ[69:0]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1cm" svg:height="0.602cm" svg:x="17.625cm" svg:y="12.058cm">
          <text:p text:style-name="P1"><text:span text:style-name="T2">sad_LH[69:0]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673cm" svg:y1="12.66cm" svg:x2="6.372cm" svg:y2="11.306cm" draw:start-shape="id1" draw:start-glue-point="2" draw:end-shape="id2" draw:end-glue-point="6" svg:d="m6673 12660v501h-1557v-1855h1256" svg:viewBox="0 0 1558 1856">
          <text:p/>
        </draw:connector>
        <draw:custom-shape draw:style-name="gr8" draw:text-style-name="P6" xml:id="id2" draw:id="id2" draw:layer="layout" svg:width="0.603cm" svg:height="0.602cm" svg:x="6.372cm" svg:y="11.005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603cm" svg:height="0.602cm" svg:x="9.386cm" svg:y="11.005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603cm" svg:height="0.602cm" svg:x="12.402cm" svg:y="11.005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603cm" svg:height="0.602cm" svg:x="15.417cm" svg:y="11.005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603cm" svg:height="0.602cm" svg:x="18.433cm" svg:y="11.005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676cm" svg:y1="11.586cm" svg:x2="6.676cm" svg:y2="12.037cm">
          <text:p/>
        </draw:line>
        <draw:line draw:style-name="gr2" draw:text-style-name="P1" draw:layer="layout" svg:x1="9.691cm" svg:y1="11.586cm" svg:x2="9.691cm" svg:y2="12.037cm">
          <text:p/>
        </draw:line>
        <draw:line draw:style-name="gr2" draw:text-style-name="P1" draw:layer="layout" svg:x1="12.706cm" svg:y1="11.586cm" svg:x2="12.706cm" svg:y2="12.037cm">
          <text:p/>
        </draw:line>
        <draw:line draw:style-name="gr2" draw:text-style-name="P1" draw:layer="layout" svg:x1="18.736cm" svg:y1="11.586cm" svg:x2="18.736cm" svg:y2="12.037cm">
          <text:p/>
        </draw:line>
        <draw:line draw:style-name="gr2" draw:text-style-name="P1" draw:layer="layout" svg:x1="15.721cm" svg:y1="11.586cm" svg:x2="15.721cm" svg:y2="12.037cm">
          <text:p/>
        </draw:line>
        <draw:custom-shape draw:style-name="gr8" draw:text-style-name="P4" draw:layer="layout" svg:width="13.87cm" svg:height="0.621cm" svg:x="5.769cm" svg:y="14.97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111cm" svg:height="0.602cm" svg:x="5.618cm" svg:y="13.808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11cm" svg:height="0.602cm" svg:x="8.585cm" svg:y="13.807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111cm" svg:height="0.602cm" svg:x="11.67cm" svg:y="13.807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111cm" svg:height="0.602cm" svg:x="14.638cm" svg:y="13.806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111cm" svg:height="0.602cm" svg:x="17.604cm" svg:y="13.805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673cm" svg:y1="13.056cm" svg:x2="6.673cm" svg:y2="13.808cm">
          <text:p/>
        </draw:line>
        <draw:line draw:style-name="gr2" draw:text-style-name="P1" draw:layer="layout" svg:x1="9.688cm" svg:y1="13.056cm" svg:x2="9.688cm" svg:y2="13.808cm">
          <text:p/>
        </draw:line>
        <draw:line draw:style-name="gr2" draw:text-style-name="P1" draw:layer="layout" svg:x1="12.704cm" svg:y1="13.056cm" svg:x2="12.704cm" svg:y2="13.808cm">
          <text:p/>
        </draw:line>
        <draw:line draw:style-name="gr2" draw:text-style-name="P1" draw:layer="layout" svg:x1="15.719cm" svg:y1="13.056cm" svg:x2="15.719cm" svg:y2="13.808cm">
          <text:p/>
        </draw:line>
        <draw:line draw:style-name="gr2" draw:text-style-name="P1" draw:layer="layout" svg:x1="18.734cm" svg:y1="13.056cm" svg:x2="18.734cm" svg:y2="13.808cm">
          <text:p/>
        </draw:line>
        <draw:connector draw:style-name="gr2" draw:text-style-name="P1" draw:layer="layout" draw:line-skew="0.134cm" svg:x1="9.687cm" svg:y1="12.669cm" svg:x2="9.385cm" svg:y2="11.315cm" svg:d="m9687 12669v752h-1650v-2106h1348" svg:viewBox="0 0 1651 2107">
          <text:p/>
        </draw:connector>
        <draw:connector draw:style-name="gr2" draw:text-style-name="P1" draw:layer="layout" draw:line-skew="0.134cm" svg:x1="12.697cm" svg:y1="12.655cm" svg:x2="12.396cm" svg:y2="11.301cm" svg:d="m12697 12655v752h-1651v-2106h1350" svg:viewBox="0 0 1652 2107">
          <text:p/>
        </draw:connector>
        <draw:connector draw:style-name="gr2" draw:text-style-name="P1" draw:layer="layout" draw:line-skew="0.134cm" svg:x1="15.715cm" svg:y1="12.655cm" svg:x2="15.414cm" svg:y2="11.301cm" svg:d="m15715 12655v752h-1649v-2106h1348" svg:viewBox="0 0 1650 2107">
          <text:p/>
        </draw:connector>
        <draw:line draw:style-name="gr2" draw:text-style-name="P1" draw:layer="layout" svg:x1="6.673cm" svg:y1="14.387cm" svg:x2="6.673cm" svg:y2="14.989cm">
          <text:p/>
        </draw:line>
        <draw:line draw:style-name="gr2" draw:text-style-name="P1" draw:layer="layout" svg:x1="9.669cm" svg:y1="14.387cm" svg:x2="9.669cm" svg:y2="14.989cm">
          <text:p/>
        </draw:line>
        <draw:line draw:style-name="gr2" draw:text-style-name="P1" draw:layer="layout" svg:x1="12.698cm" svg:y1="14.387cm" svg:x2="12.698cm" svg:y2="14.989cm">
          <text:p/>
        </draw:line>
        <draw:line draw:style-name="gr2" draw:text-style-name="P1" draw:layer="layout" svg:x1="15.708cm" svg:y1="14.387cm" svg:x2="15.708cm" svg:y2="14.989cm">
          <text:p/>
        </draw:line>
        <draw:line draw:style-name="gr2" draw:text-style-name="P1" draw:layer="layout" svg:x1="18.704cm" svg:y1="14.387cm" svg:x2="18.704cm" svg:y2="14.989cm">
          <text:p/>
        </draw:line>
        <draw:line draw:style-name="gr2" draw:text-style-name="P2" draw:layer="layout" svg:x1="8.181cm" svg:y1="15.591cm" svg:x2="8.181cm" svg:y2="19.05cm">
          <text:p/>
        </draw:line>
        <draw:frame draw:style-name="gr9" draw:text-style-name="P3" draw:layer="layout" svg:width="2.03cm" svg:height="0.718cm" svg:x="10.291cm" svg:y="17.88cm">
          <draw:text-box>
            <text:p text:style-name="P1"><text:span text:style-name="T1">mvy[2:0]</text:span></text:p>
          </draw:text-box>
        </draw:frame>
        <draw:line draw:style-name="gr2" draw:text-style-name="P2" draw:layer="layout" svg:x1="11.296cm" svg:y1="15.591cm" svg:x2="11.296cm" svg:y2="19.05cm">
          <text:p/>
        </draw:line>
        <draw:line draw:style-name="gr2" draw:text-style-name="P2" draw:layer="layout" svg:x1="15.479cm" svg:y1="15.591cm" svg:x2="15.479cm" svg:y2="19.05cm">
          <text:p/>
        </draw:line>
        <draw:frame draw:style-name="gr10" draw:text-style-name="P3" draw:layer="layout" svg:width="2.029cm" svg:height="0.719cm" svg:x="7.207cm" svg:y="17.846cm">
          <draw:text-box>
            <text:p text:style-name="P1"><text:span text:style-name="T1">mvx[2:0]</text:span></text:p>
          </draw:text-box>
        </draw:frame>
        <draw:frame draw:style-name="gr11" draw:text-style-name="P3" draw:layer="layout" svg:width="2.127cm" svg:height="0.719cm" svg:x="14.445cm" svg:y="17.846cm">
          <draw:text-box>
            <text:p text:style-name="P1"><text:span text:style-name="T1">sad[11:0]</text:span></text:p>
          </draw:text-box>
        </draw:frame>
        <draw:custom-shape draw:style-name="gr6" draw:text-style-name="P1" draw:layer="layout" svg:width="12.513cm" svg:height="3.91cm" svg:x="6.221cm" svg:y="3.558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.796cm" svg:height="0.858cm" svg:x="6.234cm" svg:y="3.558cm">
          <draw:text-box>
            <text:p><text:span text:style-name="T3">filters</text:span></text:p>
          </draw:text-box>
        </draw:frame>
        <draw:line draw:style-name="gr13" draw:text-style-name="P1" draw:layer="layout" svg:x1="19.218cm" svg:y1="0.399cm" svg:x2="19.218cm" svg:y2="8.371cm">
          <text:p/>
        </draw:line>
        <draw:line draw:style-name="gr13" draw:text-style-name="P1" draw:layer="layout" svg:x1="6.975cm" svg:y1="8.363cm" svg:x2="19.036cm" svg:y2="8.363cm">
          <text:p/>
        </draw:line>
        <draw:line draw:style-name="gr14" draw:text-style-name="P1" draw:layer="layout" svg:x1="6.673cm" svg:y1="9.559cm" svg:x2="6.673cm" svg:y2="9.77cm">
          <text:p/>
        </draw:line>
        <draw:line draw:style-name="gr2" draw:text-style-name="P1" draw:layer="layout" svg:x1="9.688cm" svg:y1="7.469cm" svg:x2="9.688cm" svg:y2="8.045cm">
          <text:p/>
        </draw:line>
        <draw:line draw:style-name="gr2" draw:text-style-name="P1" draw:layer="layout" svg:x1="12.704cm" svg:y1="7.469cm" svg:x2="12.704cm" svg:y2="8.045cm">
          <text:p/>
        </draw:line>
        <draw:line draw:style-name="gr2" draw:text-style-name="P1" draw:layer="layout" svg:x1="15.719cm" svg:y1="7.469cm" svg:x2="15.719cm" svg:y2="8.045cm">
          <text:p/>
        </draw:line>
        <draw:line draw:style-name="gr2" draw:text-style-name="P1" draw:layer="layout" svg:x1="18.734cm" svg:y1="7.469cm" svg:x2="18.734cm" svg:y2="8.045cm">
          <text:p/>
        </draw:line>
        <draw:custom-shape draw:style-name="gr8" draw:text-style-name="P7" draw:layer="layout" svg:width="1.81cm" svg:height="0.602cm" svg:x="6.07cm" svg:y="8.961cm">
          <text:p text:style-name="P1"><text:span text:style-name="T5">diff_UH[5][47: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81cm" svg:height="0.602cm" svg:x="8.827cm" svg:y="8.96cm">
          <text:p text:style-name="P1"><text:span text:style-name="T5">diff_UQ[5][47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.96cm" svg:height="0.602cm" svg:x="11.799cm" svg:y="8.959cm">
          <text:p text:style-name="P1"><text:span text:style-name="T5">diff_M[5][47:0]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57cm" svg:height="0.601cm" svg:x="6.158cm" svg:y="9.778cm">
          <text:p text:style-name="P1"><text:span text:style-name="T5">sad_UH[59:0]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57cm" svg:height="0.601cm" svg:x="8.887cm" svg:y="9.777cm">
          <text:p text:style-name="P1"><text:span text:style-name="T5">sad_UQ[59:0]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57cm" svg:height="0.601cm" svg:x="11.853cm" svg:y="9.776cm">
          <text:p text:style-name="P1"><text:span text:style-name="T5">sad_M[59:0]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59cm" svg:height="0.602cm" svg:x="14.887cm" svg:y="9.774cm">
          <text:p text:style-name="P1"><text:span text:style-name="T5">sad_LQ[59:0]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658cm" svg:height="0.602cm" svg:x="17.541cm" svg:y="9.773cm">
          <text:p text:style-name="P1"><text:span text:style-name="T5">sad_LH[59:0]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729cm" svg:y1="9.558cm" svg:x2="9.729cm" svg:y2="9.769cm">
          <text:p/>
        </draw:line>
        <draw:line draw:style-name="gr14" draw:text-style-name="P1" draw:layer="layout" svg:x1="12.749cm" svg:y1="9.557cm" svg:x2="12.749cm" svg:y2="9.768cm">
          <text:p/>
        </draw:line>
        <draw:line draw:style-name="gr14" draw:text-style-name="P1" draw:layer="layout" svg:x1="15.804cm" svg:y1="9.555cm" svg:x2="15.804cm" svg:y2="9.766cm">
          <text:p/>
        </draw:line>
        <draw:line draw:style-name="gr14" draw:text-style-name="P1" draw:layer="layout" svg:x1="18.741cm" svg:y1="9.554cm" svg:x2="18.741cm" svg:y2="9.765cm">
          <text:p/>
        </draw:line>
        <draw:line draw:style-name="gr2" draw:text-style-name="P1" draw:layer="layout" svg:x1="6.659cm" svg:y1="7.467cm" svg:x2="6.659cm" svg:y2="8.043cm">
          <text:p/>
        </draw:line>
        <draw:connector draw:style-name="gr2" draw:text-style-name="P1" draw:layer="layout" draw:line-skew="0.134cm" svg:x1="18.734cm" svg:y1="12.648cm" svg:x2="18.433cm" svg:y2="11.294cm" svg:d="m18734 12648v752h-1650v-2106h1349" svg:viewBox="0 0 1651 2107">
          <text:p/>
        </draw:connector>
        <draw:custom-shape draw:style-name="gr8" draw:text-style-name="P6" draw:layer="layout" svg:width="0.603cm" svg:height="0.602cm" svg:x="6.354cm" svg:y="8.043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603cm" svg:height="0.601cm" svg:x="9.381cm" svg:y="8.042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603cm" svg:height="0.602cm" svg:x="12.4cm" svg:y="8.04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603cm" svg:height="0.602cm" svg:x="15.416cm" svg:y="8.039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603cm" svg:height="0.602cm" svg:x="18.433cm" svg:y="8.038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9.212cm" svg:y1="8.371cm" svg:x2="19.032cm" svg:y2="8.371cm">
          <text:p/>
        </draw:line>
        <draw:line draw:style-name="gr14" draw:text-style-name="P1" draw:layer="layout" svg:x1="16.205cm" svg:y1="8.362cm" svg:x2="16.025cm" svg:y2="8.362cm">
          <text:p/>
        </draw:line>
        <draw:line draw:style-name="gr14" draw:text-style-name="P1" draw:layer="layout" svg:x1="13.179cm" svg:y1="8.363cm" svg:x2="12.999cm" svg:y2="8.363cm">
          <text:p/>
        </draw:line>
        <draw:line draw:style-name="gr14" draw:text-style-name="P1" draw:layer="layout" svg:x1="10.165cm" svg:y1="8.364cm" svg:x2="9.985cm" svg:y2="8.364cm">
          <text:p/>
        </draw:line>
        <draw:line draw:style-name="gr14" draw:text-style-name="P1" draw:layer="layout" svg:x1="7.14cm" svg:y1="8.362cm" svg:x2="6.96cm" svg:y2="8.362cm">
          <text:p/>
        </draw:line>
        <draw:line draw:style-name="gr14" draw:text-style-name="P1" draw:layer="layout" svg:x1="6.673cm" svg:y1="8.642cm" svg:x2="6.673cm" svg:y2="8.943cm">
          <text:p/>
        </draw:line>
        <draw:line draw:style-name="gr14" draw:text-style-name="P1" draw:layer="layout" svg:x1="9.715cm" svg:y1="8.641cm" svg:x2="9.715cm" svg:y2="8.942cm">
          <text:p/>
        </draw:line>
        <draw:line draw:style-name="gr14" draw:text-style-name="P1" draw:layer="layout" svg:x1="12.742cm" svg:y1="8.64cm" svg:x2="12.742cm" svg:y2="8.941cm">
          <text:p/>
        </draw:line>
        <draw:line draw:style-name="gr14" draw:text-style-name="P1" draw:layer="layout" svg:x1="15.762cm" svg:y1="8.639cm" svg:x2="15.762cm" svg:y2="8.94cm">
          <text:p/>
        </draw:line>
        <draw:line draw:style-name="gr14" draw:text-style-name="P1" draw:layer="layout" svg:x1="18.727cm" svg:y1="8.638cm" svg:x2="18.727cm" svg:y2="8.939cm">
          <text:p/>
        </draw:line>
        <draw:custom-shape draw:style-name="gr8" draw:text-style-name="P7" draw:layer="layout" svg:width="1.809cm" svg:height="0.602cm" svg:x="14.86cm" svg:y="8.959cm">
          <text:p text:style-name="P1"><text:span text:style-name="T5">diff_LQ[5][47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.808cm" svg:height="0.6cm" svg:x="17.47cm" svg:y="8.958cm">
          <text:p text:style-name="P1"><text:span text:style-name="T5">diff_LH[5][47:0]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4T13:54:34</meta:creation-date>
    <dc:date>2014-10-08T17:51:44</dc:date>
    <meta:editing-duration>PT11H4M6S</meta:editing-duration>
    <meta:editing-cycles>7</meta:editing-cycles>
    <meta:generator>LibreOffice/3.5$Linux_X86_64 LibreOffice_project/350m1$Build-2</meta:generator>
    <meta:document-statistic meta:object-count="100"/>
  </office:meta>
</office:document-meta>
</file>